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15.06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ipo_processo_202104121408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ativo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descrica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ANDONO DE CARG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ONO DE FALT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ONO DE PERMANENC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ÇÃO CAUTEL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ÇÃO CIVIL PÚBL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ÇÃO DE IDENIZAÇÃO POR DANOS MOR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ÇÃO DE JUSTIFIC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ÇÃO JUDIC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ÇÃO ORDINÁ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ÇÃO ORDINÁRIA COM PEDIDO DE ANTECIPAÇÃO DE TUTEL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ÇÃO POPUL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CORDO DE COOPER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UMULAÇÃO DE CARGOS, EMPREGOS E FUNÇÕ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DICIONAL DE INSALUBRIDAD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ICIONAL DE INSALUBRIDADE E PERICULOSIDAD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ICIONAL NOTURN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ICIONAL POR SERVIÇO EXTRAORDINÁRIO (Hora Extr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ICIONAL POR TEMPO DE SERVIÇO (Anuêni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7917" calcext:value-type="float">
            <text:p>427917</text:p>
          </table:table-cell>
          <table:table-cell office:value-type="string" calcext:value-type="string">
            <text:p>ADITIV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FASTAMENTO DO PAÍS (DOCENTE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FASTAMENTO DO PAÍS (TÉCNICO-ADMINISTRATIV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FASTAMENTO NO PAÍS (DOCENTE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FASTAMENTO NO PAÍS (TÉCNICO-ADMINISTRATIV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FASTAMENTO PARA A JUSTIÇA ELEITOR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FASTAMENTO PARA EXERCÍCIO DE MANDATO ELETIV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FASTAMENTO PARA SERVIR A OUTRO ÓRGÃO/ENTIDADE (Cessã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JUDA DE CUS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37166" calcext:value-type="float">
            <text:p>437166</text:p>
          </table:table-cell>
          <table:table-cell office:value-type="string" calcext:value-type="string">
            <text:p>ALIEN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3592" calcext:value-type="float">
            <text:p>373592</text:p>
          </table:table-cell>
          <table:table-cell office:value-type="string" calcext:value-type="string">
            <text:p>ALTERAÇÃO DE CARGA HORÁRIA (DOCENTE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LTERAÇÃO DE CARGA HORÁRIA (TÉCNICO-ADMINISTRATIV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LTERAÇÃO DE PRÉ-REQUISI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69862" calcext:value-type="float">
            <text:p>369862</text:p>
          </table:table-cell>
          <table:table-cell office:value-type="string" calcext:value-type="string">
            <text:p>ALTERAÇÃO DE VAGAS EM DISCIPLI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LUNA GESTAN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LUNO ESPEC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LUNO ESPECIAL INSCRIÇÃO FORA DO PRAZ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IST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69878" calcext:value-type="float">
            <text:p>369878</text:p>
          </table:table-cell>
          <table:table-cell office:value-type="string" calcext:value-type="string">
            <text:p>ANULAÇÃO DE EMPENH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69702" calcext:value-type="float">
            <text:p>369702</text:p>
          </table:table-cell>
          <table:table-cell office:value-type="string" calcext:value-type="string">
            <text:p>ANULAÇÃO DE EMPENH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83658" calcext:value-type="float">
            <text:p>383658</text:p>
          </table:table-cell>
          <table:table-cell office:value-type="string" calcext:value-type="string">
            <text:p>APLICAÇÃO DO FATOR DE CORRE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3558" calcext:value-type="float">
            <text:p>633558</text:p>
          </table:table-cell>
          <table:table-cell office:value-type="string" calcext:value-type="string">
            <text:p>APOSENTADO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POSENTADORIA COMPULSÓ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POSENTADORIA POR INVALIDEZ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POSENTADORIA VOLUNTÁ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POSTILA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PROVEITAMENTO DE ESTUD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PUR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ATIVAÇÃO DE CADAST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TUALIZAÇÃO CADASTRAL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TUALIZAÇÃO DE DADOS CADASTR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95666" calcext:value-type="float">
            <text:p>395666</text:p>
          </table:table-cell>
          <table:table-cell office:value-type="string" calcext:value-type="string">
            <text:p>AUTORIZAÇÃO PARA CONDUZIR VEÍCUL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UXÍLIO ALIMENT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3029" calcext:value-type="float">
            <text:p>373029</text:p>
          </table:table-cell>
          <table:table-cell office:value-type="string" calcext:value-type="string">
            <text:p>AUXÍLIO FINANCEIRO A ESTUDAN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XÍLIO FUNER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UXÍLIO NATALIDAD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UXÍLIO PRÉ-ESCOLAR (creche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UXÍLIO RECLUS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VALIAÇÃO DE SAÚDE OCUPACION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VERBAÇÃO DE TEMPO DE SERVIÇ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84647" calcext:value-type="float">
            <text:p>384647</text:p>
          </table:table-cell>
          <table:table-cell office:value-type="string" calcext:value-type="string">
            <text:p>AVERBAÇÃO DO TEMPO DE INSALUBRIDAD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09375" calcext:value-type="float">
            <text:p>409375</text:p>
          </table:table-cell>
          <table:table-cell office:value-type="string" calcext:value-type="string">
            <text:p>BASE DE PESQUIS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BOLETO DE COBRANÇ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CANCELA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ANCELAMENTO DE CURS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CANCELAMENTO DE DISCIPLI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LAÇÃO DE GRAU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LAÇÃO DE GRAU EM SEPARAD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OLAÇÃO DE GRAU INDIVIDU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OMUNIC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CLUINTES DE CURS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ONCORRÊNC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ONCURSO PÚBL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ONSIGNAÇÃO EM FOLHA DE PAGA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46832" calcext:value-type="float">
            <text:p>646832</text:p>
          </table:table-cell>
          <table:table-cell office:value-type="string" calcext:value-type="string">
            <text:p>CONSUL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ONTRATAÇÃO DE PROFESSOR ASSOCIAD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ONTRATAÇÃO DE PROFESSOR SUBSTITU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ONTRATAÇÃO DE PROFESSOR VISITAN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CONTRA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ONTRATO ACADÊM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TRIBUIÇÃO PARA O PLANO DE SEGURIDADE SOCIAL DO SERVIDOR (PS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CONVÊN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ONVENIO DE COOPERAÇÃO TECNICO-CIENTIF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CONVENIO DE ESTAGIO OBRIGATÓ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ONVENIO UFRN - FUNPEC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CONVI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COOPERAÇÃO TÉCN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CURSAR DISCIPLINA EM OUTRA I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CURSAR DISCIPLINA FORA DA SED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CURSO DE ESPECIALIZ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URSO DE EXTENS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URSO DE FÉRI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DECLARAÇÃO DE NEPOTISM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ENUNC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ESAVERBAÇÃO DE TEMPO DE SERVIÇ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ESCONHECIDO - VERSÃO ANTERI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69965" calcext:value-type="float">
            <text:p>369965</text:p>
          </table:table-cell>
          <table:table-cell office:value-type="string" calcext:value-type="string">
            <text:p>DESCUMPRIMENTO DE OBRIGAÇÃO CONTRATU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84941" calcext:value-type="float">
            <text:p>384941</text:p>
          </table:table-cell>
          <table:table-cell office:value-type="string" calcext:value-type="string">
            <text:p>DESIGN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ESIGNAÇÃO DE DEPENDENTE ECONÔM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ESIGNAÇÃO PARA FUNÇÃO GRATIFICAD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DESINCORPORAÇÃO/DOAÇÃO DE BE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ESTRANCAMENTO DE DISCIPLI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DIÁRIA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DISPENSA DE DISCIPLI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ISPENSA DE DISCIPLI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ISPENSA DE FUNÇÃO GRATIFICADA (FG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ISPENSA DE LICITAÇ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ISPENSA DE LICITAÇ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QUIVALENCIA DE DISCIPLI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QUIVALÊNCIA DE DISCIPLIN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STÁGIO PROBATÓ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STUDO INDIVIDUALIZAD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68814" calcext:value-type="float">
            <text:p>368814</text:p>
          </table:table-cell>
          <table:table-cell office:value-type="string" calcext:value-type="string">
            <text:p>EXCLUSÃO DE DEPENDENTE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XCLUSÃO DE MATRICULA EM DISCIPLI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EXCLUSÃO DE MATRÍCULA EM DISCIPLI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XERCÍC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83083" calcext:value-type="float">
            <text:p>383083</text:p>
          </table:table-cell>
          <table:table-cell office:value-type="string" calcext:value-type="string">
            <text:p>EXERCÍCIO PROVISÓ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1035" calcext:value-type="float">
            <text:p>371035</text:p>
          </table:table-cell>
          <table:table-cell office:value-type="string" calcext:value-type="string">
            <text:p>EXERCICIOS ANTERIORES DE PENS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XONERAÇÃO DE CARGO EFETIV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EXONERAÇÃO DE CARGO EM COMISS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04364" calcext:value-type="float">
            <text:p>704364</text:p>
          </table:table-cell>
          <table:table-cell office:value-type="string" calcext:value-type="string">
            <text:p>EXONERAÇÃO DE FUNÇÃO GRATIFICAD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ÉRI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FGTS/GFIP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EQÜÊNCI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FREQÜÊNC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RATIFICAÇÃO DE ATIVIDADE EXECUTIVA (GAE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TIFICAÇÃO DE ESTÍMULO À DOCÊNCIA (GED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RATIFICAÇÃO DE RAIO X OU SUBSTÂNCIAS RADIOATIV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RATIFICAÇÃO NATALINA (13º salári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HOMOLOGAÇAO DE DISSERTAÇA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HOMOLOGAÇAO DE TES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ORÁRIO ESPECIAL PARA SERVIDOR ESTUDANTE E AO PORTADOR DE DEFICIÊNC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HOSPEDAGEM E REFEI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IMPLANTAÇÃO DE NOT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MPLANTAÇÃO DE NO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INCENTIVO FUNCIONAL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40507" calcext:value-type="float">
            <text:p>440507</text:p>
          </table:table-cell>
          <table:table-cell office:value-type="string" calcext:value-type="string">
            <text:p>INCLUSÃO DE DEPENDENT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40494" calcext:value-type="float">
            <text:p>440494</text:p>
          </table:table-cell>
          <table:table-cell office:value-type="string" calcext:value-type="string">
            <text:p>INCLUSÃO DE DEPENDEN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40489" calcext:value-type="float">
            <text:p>440489</text:p>
          </table:table-cell>
          <table:table-cell office:value-type="string" calcext:value-type="string">
            <text:p>INCLUSÃO DE DEPENDENT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INCLUSÃO DE DEPENTEND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42338" calcext:value-type="float">
            <text:p>442338</text:p>
          </table:table-cell>
          <table:table-cell office:value-type="string" calcext:value-type="string">
            <text:p>INCORPOR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INDICAÇÃO DE REPRESENTAN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NEXIGIBILIDADE DE LICIT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FORMAÇÕES PRELIMINAR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ISENÇAO DE IMPOSTO DE REND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4233" calcext:value-type="float">
            <text:p>374233</text:p>
          </table:table-cell>
          <table:table-cell office:value-type="string" calcext:value-type="string">
            <text:p>JUSTIFICATIV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92070" calcext:value-type="float">
            <text:p>392070</text:p>
          </table:table-cell>
          <table:table-cell office:value-type="string" calcext:value-type="string">
            <text:p>LICENÇA À ADOTAN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ICENÇA À ADOTAN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ICENÇA À GESTAN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ICENÇA CASAMENTO (GAL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LICENÇA PARA ATIVIDADE POLÍT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ICENÇA PARA CAPACIT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ICENÇA PARA DESEMPENHO DE MANDATO CLASS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ICENÇA PARA SERVIÇO MILIT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LICENÇA PARA TRATAMENTO DE SAÚD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ICENÇA PARA TRATAR DE INTERESSE PARTICUL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ICENÇA PATERNIDAD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ICENÇA POR ACIDENTE EM SERVIÇ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ICENÇA POR MORTE NA FAMÍL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ICENÇA POR MOTIVO DE AFASTAMENTO DO CÔNGUGE/COMPANH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ICENÇA POR MOTIVO DE DOENÇA EM PESSOA DA FAMÍL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LICENÇA PRÊM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ICIT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ANDADO DE SEGURANÇ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ANUTENÇ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ATRICULA FORA DE PRAZ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ATRÍCULA FORA DE PRAZ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59691" calcext:value-type="float">
            <text:p>759691</text:p>
          </table:table-cell>
          <table:table-cell office:value-type="string" calcext:value-type="string">
            <text:p>MOVIMENT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MUDANÇA DE CURS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mudança de discipli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UDANÇA DE HABILIT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UDANÇA DE NOM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86582" calcext:value-type="float">
            <text:p>386582</text:p>
          </table:table-cell>
          <table:table-cell office:value-type="string" calcext:value-type="string">
            <text:p>MUDANÇA DE REGIME DE CLT PARA RJU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83661" calcext:value-type="float">
            <text:p>383661</text:p>
          </table:table-cell>
          <table:table-cell office:value-type="string" calcext:value-type="string">
            <text:p>MUDANÇA DE REGIME JURÍD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UDANÇA DE TURN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MEAÇÃO PARA CARGO EFETIV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MEAÇÃO PARA CARGO EM COMISS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NOTIFIC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NOTIFICAÇÃO DE INVEN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PAGA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AGAMENTO DE BOLS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81189" calcext:value-type="float">
            <text:p>381189</text:p>
          </table:table-cell>
          <table:table-cell office:value-type="string" calcext:value-type="string">
            <text:p>PAGAMENTO DE PENSÃO ALIMENTÍC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PARCE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PASSAGE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83116" calcext:value-type="float">
            <text:p>383116</text:p>
          </table:table-cell>
          <table:table-cell office:value-type="string" calcext:value-type="string">
            <text:p>PASTA FUNCION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EDIDO DE RECONSIDER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ENALIDAD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ENS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ENSÃO ALIMENTÍC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PERMUTA DE CENT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PERMUTA DE TURN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08612" calcext:value-type="float">
            <text:p>408612</text:p>
          </table:table-cell>
          <table:table-cell office:value-type="string" calcext:value-type="string">
            <text:p>PLANO TRIEN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SS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REG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STAÇÃO DE CONT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97820" calcext:value-type="float">
            <text:p>397820</text:p>
          </table:table-cell>
          <table:table-cell office:value-type="string" calcext:value-type="string">
            <text:p>PRESTAÇÃO DE SERVIÇO DE PESSOA JURÍD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5465" calcext:value-type="float">
            <text:p>375465</text:p>
          </table:table-cell>
          <table:table-cell office:value-type="string" calcext:value-type="string">
            <text:p>PRESTAÇÃO DE SERVIÇO - PESSOA FÍS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PRIMEIRA VIA DO DIPLOM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PRIMEIRA VIA DO DIPLOM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OCESSO ADMINISTRATIVO DISCIPLINAR - PAD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PROCESSO SELETIV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ROGRAMA DE MOBILIDADE ESTUDANTI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PROGRAMA DE MONITO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PROGRAMA ESTUDANTE CONVÊNIO DE GRADUAÇÃO (PEC-G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OGRAMA ESTUDANTE CONVENIO GRADUAÇÃO PEC-G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ROGRESSÃO HORIZONTAL (Docente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OGRESSÃO POR CAPACITAÇÃO PROFISSIONAL (Técnico Administrativ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ROGRESSÃO POR MÉRITO PROFISSIONAL (Técnico Administrativ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ROGRESSÃO POR TITULAÇÃO / INCENTIVO À QUALIFICAÇÃO (Técnico Administrativ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91615" calcext:value-type="float">
            <text:p>491615</text:p>
          </table:table-cell>
          <table:table-cell office:value-type="string" calcext:value-type="string">
            <text:p>PROGRESSÃO VERTIC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ROGRESSÃO VERTICAL POR DESEMPENHO ACADÊMICO (Docente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ROGRESSÃO VERTICAL POR TITULAÇÃO (Docente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3421" calcext:value-type="float">
            <text:p>373421</text:p>
          </table:table-cell>
          <table:table-cell office:value-type="string" calcext:value-type="string">
            <text:p>PROJE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91269" calcext:value-type="float">
            <text:p>391269</text:p>
          </table:table-cell>
          <table:table-cell office:value-type="string" calcext:value-type="string">
            <text:p>PROJETO DE EXTENS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PROJETO DE PESQUIS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PROJETO POLÍTICO-PEDAGÓG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PROPOSTA DE EDIT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RORROGAÇÃO DE PRAZ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providênc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PROVIDÊNCI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EBRA DE PRÉ-REQUISI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EADAPT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7918" calcext:value-type="float">
            <text:p>427918</text:p>
          </table:table-cell>
          <table:table-cell office:value-type="string" calcext:value-type="string">
            <text:p>RECEB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5319" calcext:value-type="float">
            <text:p>375319</text:p>
          </table:table-cell>
          <table:table-cell office:value-type="string" calcext:value-type="string">
            <text:p>RECOLHIMENTO DE IMPOST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ECONDU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ECURS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ISTRIBUI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0986" calcext:value-type="float">
            <text:p>420986</text:p>
          </table:table-cell>
          <table:table-cell office:value-type="string" calcext:value-type="string">
            <text:p>REDUÇÃO DE CARGA HORÁRI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20985" calcext:value-type="float">
            <text:p>420985</text:p>
          </table:table-cell>
          <table:table-cell office:value-type="string" calcext:value-type="string">
            <text:p>REDUÇÃO DE CARGA HORÁ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REEMBOLS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83290" calcext:value-type="float">
            <text:p>383290</text:p>
          </table:table-cell>
          <table:table-cell office:value-type="string" calcext:value-type="string">
            <text:p>REFORMA CURRICULAR LICENCIATU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83240" calcext:value-type="float">
            <text:p>383240</text:p>
          </table:table-cell>
          <table:table-cell office:value-type="string" calcext:value-type="string">
            <text:p>REFORMA CURRICULAR LICENCIATU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REGIME DE TRABALH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REGIME ESPECIAL À GESTAN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REGIMENTO INTERN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4095" calcext:value-type="float">
            <text:p>374095</text:p>
          </table:table-cell>
          <table:table-cell office:value-type="string" calcext:value-type="string">
            <text:p>REGISTRO EM PASTA FUNCION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INGRESS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INGRESSO AUTOMÁT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EINTEGRAÇÀ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REIVINDIC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01612" calcext:value-type="float">
            <text:p>401612</text:p>
          </table:table-cell>
          <table:table-cell office:value-type="string" calcext:value-type="string">
            <text:p>RELÁTORI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55114" calcext:value-type="float">
            <text:p>455114</text:p>
          </table:table-cell>
          <table:table-cell office:value-type="string" calcext:value-type="string">
            <text:p>RELATÓRIO DE CURSOS E EVENT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RELÁTORIO FINAL DE CURSO DE ESPECIALIZ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97815" calcext:value-type="float">
            <text:p>397815</text:p>
          </table:table-cell>
          <table:table-cell office:value-type="string" calcext:value-type="string">
            <text:p>RELATÓRIO FINAL DE EV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49031" calcext:value-type="float">
            <text:p>449031</text:p>
          </table:table-cell>
          <table:table-cell office:value-type="string" calcext:value-type="string">
            <text:p>RELATORIO FINAL DE PROJETO DE EXTENSÃ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449032" calcext:value-type="float">
            <text:p>449032</text:p>
          </table:table-cell>
          <table:table-cell office:value-type="string" calcext:value-type="string">
            <text:p>RELATÓRIO FINAL DE PROJETO DE EXTENS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RELATORIO FINAL DO CURSO DE EXTENS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EMO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0329" calcext:value-type="float">
            <text:p>760329</text:p>
          </table:table-cell>
          <table:table-cell office:value-type="string" calcext:value-type="string">
            <text:p>REOP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POSIÇÃO AO ERÁ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EQUISIÇÃO DE SERVIÇ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EQUISIÇÃO DE SERVIÇOS PESSOA FIS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EQUISIÇÃO DE SERVIÇOS PESSOA JURIDIC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ESCISÃO DE CONTRA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85711" calcext:value-type="float">
            <text:p>385711</text:p>
          </table:table-cell>
          <table:table-cell office:value-type="string" calcext:value-type="string">
            <text:p>RESSARCIMENTO AO ERÁ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86574" calcext:value-type="float">
            <text:p>386574</text:p>
          </table:table-cell>
          <table:table-cell office:value-type="string" calcext:value-type="string">
            <text:p>RESTABELECIMENTO DE QUINTOS INCORPORAD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RESULTADO DE ELEI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71231" calcext:value-type="float">
            <text:p>471231</text:p>
          </table:table-cell>
          <table:table-cell office:value-type="string" calcext:value-type="string">
            <text:p>RETIFIC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ETIFICAÇÃO DE DIPLOM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ETIFICAÇÃO DE FREQÜÊNC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RETIFICAÇÃO DE NO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RETIFICAÇÃO DE REGISTRO ACADÊM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ETIFICAÇÃO DE RESULTADO DE CONCURS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EVALIDAÇÃO DE DIPLOM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EVERS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EVISÃO DE APOSENTADO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EVISÃO DE APROVEITAMENTO DE ESTUD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36790" calcext:value-type="float">
            <text:p>436790</text:p>
          </table:table-cell>
          <table:table-cell office:value-type="string" calcext:value-type="string">
            <text:p>REVISÃO DE PROVENT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ALÁRIO-FAMÍLI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EGUNDA VIA DO DIPLOM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EGUNDA VIA DO DIPLOM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9215" calcext:value-type="float">
            <text:p>429215</text:p>
          </table:table-cell>
          <table:table-cell office:value-type="string" calcext:value-type="string">
            <text:p>SERVIÇO EXTRAORDINÁ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INDICÂNC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OLICIT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33332" calcext:value-type="float">
            <text:p>533332</text:p>
          </table:table-cell>
          <table:table-cell office:value-type="string" calcext:value-type="string">
            <text:p>SOLICITAÇÃO DE ORÇA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UBSTITUIÇÃO DE CD E FG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UPRIMENTO DE FUND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UPRIMENTOS DE FUNDOS ESPEC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83576" calcext:value-type="float">
            <text:p>383576</text:p>
          </table:table-cell>
          <table:table-cell office:value-type="string" calcext:value-type="string">
            <text:p>TAXA DE INSCRI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TERMO ADITIVO DE CONTRA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TERMO ADITIVO DE CONVÊN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ERMO DE COOPER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07908" calcext:value-type="float">
            <text:p>707908</text:p>
          </table:table-cell>
          <table:table-cell office:value-type="string" calcext:value-type="string">
            <text:p>TERMO DE CURATEL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ERMO DE DO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TOMADA DE PREÇ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RANCAMENTO DE DISCIPLI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RANCAMENTO DE DISCIPLINA FORA DO PRAZ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1709" calcext:value-type="float">
            <text:p>371709</text:p>
          </table:table-cell>
          <table:table-cell office:value-type="string" calcext:value-type="string">
            <text:p>TRANCAMENTO DE PROGRAM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TRANCAMENTO DE PROGRAMA FORA DE PRAZO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RANSFERENCIA COMPULSO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FERÊNCIA COMPULSÓ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TRANSFERÊNCIA VOLUNTÁRI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VACÂNC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08542" calcext:value-type="float">
            <text:p>408542</text:p>
          </table:table-cell>
          <table:table-cell office:value-type="string" calcext:value-type="string">
            <text:p>VACÂNCIA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VALE TRANSPOR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8192" calcext:value-type="float">
            <text:p>378192</text:p>
          </table:table-cell>
          <table:table-cell office:value-type="string" calcext:value-type="string">
            <text:p>VALIDAÇÃO DE ATIVIDADE</text:p>
          </table:table-cell>
        </table:table-row>
        <table:table-row table:style-name="ro1" table:number-rows-repeated="104828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12T15:45:10.414000000</dc:date>
    <dc:creator>Hércules Sant'Ana da Silva José</dc:creator>
    <meta:editing-duration>PT40S</meta:editing-duration>
    <meta:editing-cycles>1</meta:editing-cycles>
    <meta:document-statistic meta:table-count="1" meta:cell-count="885" meta:object-count="0"/>
    <meta:generator>LibreOffice/7.1.1.2$Windows_X86_64 LibreOffice_project/fe0b08f4af1bacafe4c7ecc87ce55bb426164676</meta:generator>
  </office:meta>
</office:document-meta>
</file>